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ircularAirPro" svg:font-family="CircularAirPro, Circular"/>
    <style:font-face style:name="Roboto" svg:font-family="Roboto, 'Helvetica Neue', Helvetica, Arial,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Text_20_body">
      <style:text-properties fo:font-variant="normal" fo:text-transform="none" fo:color="#333333" style:font-name="Roboto" fo:font-size="12pt" fo:letter-spacing="normal" fo:font-style="normal" fo:font-weight="normal"/>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orphans="2" fo:widows="2" fo:text-indent="0cm" style:auto-text-indent="false"/>
      <style:text-properties fo:font-variant="normal" fo:text-transform="none" fo:color="#333333" style:font-name="Roboto" fo:font-size="12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333333" style:font-name="Roboto" fo:letter-spacing="normal" fo:font-style="normal" fo:font-weight="normal"/>
    </style:style>
    <style:style style:name="P6" style:family="paragraph" style:parent-style-name="Text_20_body">
      <style:paragraph-properties fo:margin-left="0cm" fo:margin-right="0cm" fo:margin-top="0cm" fo:margin-bottom="0cm" fo:line-height="150%" fo:orphans="2" fo:widows="2" fo:text-indent="0cm" style:auto-text-indent="false" fo:padding="0cm" fo:border="none"/>
      <style:text-properties fo:font-variant="normal" fo:text-transform="none" fo:color="#333333" style:font-name="Roboto" fo:font-size="12pt" fo:letter-spacing="normal" fo:font-style="normal" fo:font-weight="normal"/>
    </style:style>
    <style:style style:name="P7" style:family="paragraph" style:parent-style-name="Text_20_body">
      <style:paragraph-properties fo:margin-left="0cm" fo:margin-right="0cm" fo:margin-top="0cm" fo:margin-bottom="0cm" fo:line-height="150%" fo:orphans="2" fo:widows="2" fo:text-indent="0cm" style:auto-text-indent="false" fo:padding="0cm" fo:border="none"/>
      <style:text-properties fo:font-variant="normal" fo:text-transform="none" fo:color="#333333" style:font-name="inherit" fo:font-size="12pt" fo:letter-spacing="normal" fo:font-style="normal" fo:font-weight="normal"/>
    </style:style>
    <style:style style:name="P8" style:family="paragraph" style:parent-style-name="Text_20_body">
      <style:paragraph-properties fo:margin-left="0cm" fo:margin-right="0cm" fo:margin-top="0cm" fo:margin-bottom="0cm" fo:line-height="200%" fo:orphans="2" fo:widows="2" fo:text-indent="0cm" style:auto-text-indent="false" fo:padding="0cm" fo:border="none"/>
    </style:style>
    <style:style style:name="P9"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0" style:family="paragraph" style:parent-style-name="Heading_20_2">
      <style:paragraph-properties fo:margin-left="0cm" fo:margin-right="0cm" fo:orphans="2" fo:widows="2" fo:text-indent="0cm" style:auto-text-indent="false"/>
    </style:style>
    <style:style style:name="P11" style:family="paragraph" style:parent-style-name="Heading_20_1">
      <style:text-properties fo:font-variant="normal" fo:text-transform="none" fo:color="#333333" style:font-name="Roboto" fo:letter-spacing="normal" fo:font-style="normal" fo:font-weight="normal"/>
    </style:style>
    <style:style style:name="P12" style:family="paragraph" style:parent-style-name="Heading_20_1">
      <style:paragraph-properties fo:margin-left="0cm" fo:margin-right="0cm" fo:orphans="2" fo:widows="2" fo:text-indent="0cm" style:auto-text-indent="false"/>
      <style:text-properties fo:font-variant="normal" fo:text-transform="none" fo:color="#333333" style:font-name="Roboto" fo:letter-spacing="normal" fo:font-style="normal" fo:font-weight="normal"/>
    </style:style>
    <style:style style:name="P13" style:family="paragraph" style:parent-style-name="Heading_20_1">
      <style:paragraph-properties fo:margin-left="0cm" fo:margin-right="0cm" fo:margin-top="0cm" fo:margin-bottom="0cm" fo:line-height="150%" fo:orphans="2" fo:widows="2" fo:text-indent="0cm" style:auto-text-indent="false" fo:padding="0cm" fo:border="none"/>
      <style:text-properties fo:font-variant="normal" fo:text-transform="none" fo:color="#333333" style:font-name="Roboto" fo:letter-spacing="normal" fo:font-style="normal" fo:font-weight="normal"/>
    </style:style>
    <style:style style:name="T1" style:family="text">
      <style:text-properties fo:font-variant="normal" fo:text-transform="none" fo:color="#008489" style:font-name="CircularAirPro" fo:font-size="24pt" fo:letter-spacing="normal" fo:font-style="normal" style:text-underline-style="solid" style:text-underline-width="auto" style:text-underline-color="font-color" fo:font-weight="bold" fo:background-color="transparent"/>
    </style:style>
    <style:style style:name="T2" style:family="text">
      <style:text-properties fo:font-variant="normal" fo:text-transform="none" fo:color="#484848" style:font-name="CircularAirPro" fo:font-size="10.5pt" fo:letter-spacing="normal" fo:font-style="normal" fo:font-weight="normal"/>
    </style:style>
    <style:style style:name="T3" style:family="text">
      <style:text-properties fo:font-variant="normal" fo:text-transform="none" fo:color="#1552a8" style:text-line-through-style="none" style:font-name="Roboto" fo:letter-spacing="normal" fo:font-style="normal" style:text-underline-style="none" fo:font-weight="normal" style:text-blinking="false"/>
    </style:style>
    <style:style style:name="T4" style:family="text">
      <style:text-properties fo:font-variant="normal" fo:text-transform="none" fo:color="#333333" style:font-name="Roboto" fo:letter-spacing="normal" fo:font-style="normal" fo:font-weight="normal"/>
    </style:style>
    <style:style style:name="T5" style:family="text">
      <style:text-properties fo:font-variant="normal" fo:text-transform="none" fo:color="#333333" style:font-name="Roboto" fo:font-size="12pt" fo:letter-spacing="normal" fo:font-style="normal" fo:font-weight="normal"/>
    </style:style>
    <style:style style:name="T6" style:family="text">
      <style:text-properties fo:font-variant="normal" fo:text-transform="none" fo:color="#333333" style:font-name="Roboto" fo:font-size="12pt" fo:letter-spacing="normal" fo:font-style="italic" fo:font-weight="normal"/>
    </style:style>
    <style:style style:name="T7" style:family="text">
      <style:text-properties fo:font-variant="normal" fo:text-transform="none" fo:color="#333333" style:font-name="inherit" fo:font-size="12pt" fo:letter-spacing="normal" fo:font-style="normal" fo:font-weight="normal"/>
    </style:style>
    <style:style style:name="T8" style:family="text">
      <style:text-properties fo:font-variant="normal" fo:text-transform="none" fo:color="#2c7ef0" style:text-line-through-style="none" style:font-name="Roboto" fo:letter-spacing="normal" fo:font-style="normal" style:text-underline-style="none" fo:font-weight="normal" style:text-blinking="false"/>
    </style:style>
    <style:style style:name="T9" style:family="text">
      <style:text-properties fo:font-variant="normal" fo:text-transform="none" fo:color="#2c7ef0" style:text-line-through-style="none" style:font-name="Roboto" fo:font-size="12pt" fo:letter-spacing="normal" fo:font-style="normal" style:text-underline-style="none" fo:font-weight="normal" style:text-blinking="false"/>
    </style:style>
    <style:style style:name="T10" style:family="text">
      <style:text-properties fo:font-variant="normal" fo:text-transform="none" fo:color="#2c7ef0" style:text-line-through-style="none" style:font-name="inherit" fo:font-size="12pt" fo:letter-spacing="normal" fo:font-style="normal" style:text-underline-style="none" fo:font-weight="normal" style:text-blinking="false"/>
    </style:style>
    <style:style style:name="T11" style:family="text">
      <style:text-properties style:font-name="Roboto"/>
    </style:style>
    <style:style style:name="T12" style:family="text">
      <style:text-properties fo:color="#2c7ef0" style:text-line-through-style="none" style:text-underline-style="none" style:text-blinking="false"/>
    </style:style>
    <style:style style:name="T13" style:family="text">
      <style:text-properties fo:font-size="12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a xlink:type="simple" xlink:href="https://www.airbnb.ca/things-to-do/places/20197" text:style-name="Internet_20_link" text:visited-style-name="Visited_20_Internet_20_Link"><text:span text:style-name="T1">Parc du Mont-Royal</text:span></text:a></text:h>
      <text:p text:style-name="P1"><text:span text:style-name="T2">That park is at the center of our city. You'll love it for the view and the hikes you'll be able to take. During winter time you usually can skate on the beaver lake. You'll have great view of the city. If you want to make a good hike or some jogging you can start at the parking lot at the top and zigzag down to Parc street. The whole thing could take you 2 hours. On Sunday you'll be able to see the drums near DuParc Street. Ask me for more info. The Michelin Guide to Montreal, state that Mount Royal is an extinct volcano. The mountain is not a traditional volcano as such. However, it is the deep extension of a vastly eroded ancient volcanic complex, which was probably active about 125 million years ago, so don't panic we should be good.</text:span> </text:p>
      <text:p text:style-name="P1"/>
      <text:p text:style-name="P1"><text:span text:style-name="T2">The jewel of Montreal’s city parks is, without question, Mount Royal. This 200-hectare park occupies part of the mountain that lies in the midst of Montreal island, and includes the highest spot in the city. Designed by the same architect who designed Central Park in NYC - Frederick Olmstead. The lookout facing over downtown towards the river was first built in 1906 and is now officially known as the Belvédère Kondiaronk, named for the Huron chief who signed a major peace accord with the French regime in 1701. A second lookout, a famous trysting spot, faces eastward toward the Olympic Stadium. Royal shares the top of the mountain with several cemeteries: a huge Roman Catholic one, a large nondenominational one, and two quite small contiguous Jewish ones. Although not properly speaking parks, the Notre-Dame-des-Neiges and Mount Royal Cemetery can be pleasant places to stroll. Mount Royal Cemetery is especially pretty in May when flowering trees are in season, and again in the autumn</text:span> </text:p>
      <text:p text:style-name="P1"/>
      <text:h text:style-name="P10" text:outline-level="2"><text:a xlink:type="simple" xlink:href="http://travel.usnews.com/Montreal_Canada/Things_To_Do/Old_Montreal_Vieux_Montreal_39308/" office:target-frame-name="_blank" xlink:show="new" text:style-name="Internet_20_link" text:visited-style-name="Visited_20_Internet_20_Link"><text:span text:style-name="T3">Old Montreal (Vieux-Montréal) </text:span></text:a></text:h>
      <text:p text:style-name="P1"/>
      <text:p text:style-name="P4">As the site of the original city of Montreal, Vieux-Montréal (accessible from the Orange Line's Place-d'Armes métro station) is the hub of the city's culture. Not much has changed in this neighborhood despite the city's rapid urbanization. Horse-drawn carriages traverse cobblestone streets and meander past such notable sites as the Basilique Notre-Dame, the Hôtel de Ville (Town Hall), the Vieux-Port (Old Port) and the Marché Bonsecours (Bonsecours Market).</text:p>
      <text:p text:style-name="P6">Here, you'll mingle with Montrealers at sidewalk cafes while overlooking the river, or enjoy the summertime street performers at Place Jacques-Cartier. This is also a popular shopping area (despite the kitschy souvenir shops), and numerous bars and clubs bring Vieux-Montréal to life come sundown. Recent visitors said this area is a must for strolling, eating and experiencing the history of Montreal.</text:p>
      <text:h text:style-name="P12" text:outline-level="1">Montreal Botanical Gardens (Jardin Botanique Montreal)</text:h>
      <text:p text:style-name="P5">4101 Sherbrooke St. E. | Montreal, Quebec H1X 2B2 | <text:a xlink:type="simple" xlink:href="http://espacepourlavie.ca/en/botanical-garden" office:target-frame-name="_blank" xlink:show="new" text:style-name="Internet_20_link" text:visited-style-name="Visited_20_Internet_20_Link"><text:span text:style-name="T12">Website </text:span></text:a></text:p>
      <text:p text:style-name="P8"><text:soft-page-break/><text:span text:style-name="T4">#2 in </text:span><text:a xlink:type="simple" xlink:href="http://travel.usnews.com/Montreal_Canada/Things_to_Do/" text:style-name="Internet_20_link" text:visited-style-name="Visited_20_Internet_20_Link"><text:span text:style-name="T8">Best Things To Do in Montreal</text:span></text:a></text:p>
      <text:p text:style-name="P5"/>
      <text:p text:style-name="P4">Thanks to 10 large greenhouses – each tailored to a specific theme – the 185-acre Botanical Gardens is home to more than 22,000 species of flora and offers scenic year-round respite from the metropolis' downtown core. Spend some time strolling through the tranquil bonsai trees in the Japanese Zen garden or learn about the principles of yin and yang in the Chinese Garden, which showcases designs from the 14th to 17th century Ming Dynasty. Outdoor gardens include a colorful rose garden and a stunning alpine garden. If you're visiting with kids, don't miss the ever-popular toxic plant garden.</text:p>
      <text:p text:style-name="P9"><text:span text:style-name="T5">Located in northern Plateau Mont-Royal in Parc Maisonneuve (accessible via the Green Line's Station Pie-IX métro station), the botanical gardens open every day at 9 a.m. and stay open until 5 or 8 p.m., depending on the time of year. Entry costs vary by age; an adult ticket costs CA$19.75 (about $15), and a full list of prices can be found at the Montreal Botanical Gardens </text:span><text:a xlink:type="simple" xlink:href="javascript:void(oel('http://espacepourlavie.ca/en/botanical-garden'))" text:style-name="Internet_20_link" text:visited-style-name="Visited_20_Internet_20_Link"><text:span text:style-name="T9">website</text:span></text:a><text:span text:style-name="T5">.</text:span></text:p>
      <text:h text:style-name="P12" text:outline-level="1">Montreal Museum of Fine Arts (Musée des Beaux-Arts)</text:h>
      <text:p text:style-name="P5">1380 Sherbrooke W | Montreal, Quebec H3G 1J5 | <text:a xlink:type="simple" xlink:href="http://www.mbam.qc.ca/" office:target-frame-name="_blank" xlink:show="new" text:style-name="Internet_20_link" text:visited-style-name="Visited_20_Internet_20_Link"><text:span text:style-name="T12">Website </text:span></text:a></text:p>
      <text:p text:style-name="P8"><text:span text:style-name="T4">#3 in </text:span><text:a xlink:type="simple" xlink:href="http://travel.usnews.com/Montreal_Canada/Things_to_Do/" text:style-name="Internet_20_link" text:visited-style-name="Visited_20_Internet_20_Link"><text:span text:style-name="T8">Best Things To Do in Montreal</text:span></text:a></text:p>
      <text:p text:style-name="P5"/>
      <text:p text:style-name="P4">Montreal's most prestigious museum has been building its collection of fine arts for more than a century. Feast your eyes on an impressive assortment of Canadian and international works, including pieces by such renowned artists as Rembrandt, El Greco, Renoir, Cézanne and Picasso. Other interesting members of the museum's collection include 18th-century English porcelain, artifacts from World War I and several beautiful pieces of furniture designed by Frank Gehry.</text:p>
      <text:p text:style-name="P6">Recent visitors described the exhibits as outstanding and worth the admission price, and highly recommend spending a few hours here if you have the time.</text:p>
      <text:p text:style-name="P9"><text:span text:style-name="T5">Nestled a few blocks south of Mont-Royal in downtown Montreal (accessible from the Green Line's Peel and Guy-Concordia métro stations), the Musée des Beaux-Arts is open Tuesday through Sunday from 10 a.m. to 5 p.m. On Wednesdays, the museum stays open until 9 p.m. Admission to the main galleries is CA$12 (around $9) for adults over the age of 31 and free for anyone younger than 30. There is an additional fee to access temporary exhibitions: Adults ages 31 and older will be charged CA$20 (around $15), while visitors ages 13 to 30 </text:span><text:soft-page-break/><text:span text:style-name="T5">will have to pay CA$12 (around $9); these prices also cover access to the rest of the museum. For more information, visit the museum's </text:span><text:a xlink:type="simple" xlink:href="javascript:void(oel('http://www.mbam.qc.ca/en'))" text:style-name="Internet_20_link" text:visited-style-name="Visited_20_Internet_20_Link"><text:span text:style-name="T9">website</text:span></text:a><text:span text:style-name="T5">.</text:span></text:p>
      <text:p text:style-name="P9"><text:span text:style-name="T5"/></text:p>
      <text:h text:style-name="P13" text:outline-level="1"><text:span text:style-name="T13">Parc du Mont-Royal </text:span></text:h>
      <text:p text:style-name="P8"><text:span text:style-name="T4">1260, Chemin Remembrance | Montreal, Quebec H3H 1A2 | </text:span><text:a xlink:type="simple" xlink:href="http://www.lemontroyal.qc.ca/en/learn-about-mount-royal/homepage.sn" office:target-frame-name="_blank" xlink:show="new" text:style-name="Internet_20_link" text:visited-style-name="Visited_20_Internet_20_Link"><text:span text:style-name="T8">Website </text:span></text:a></text:p>
      <text:p text:style-name="P8"><text:span text:style-name="T4">#4 in </text:span><text:a xlink:type="simple" xlink:href="http://travel.usnews.com/Montreal_Canada/Things_to_Do/" text:style-name="Internet_20_link" text:visited-style-name="Visited_20_Internet_20_Link"><text:span text:style-name="T8">Best Things To Do in Montreal</text:span></text:a></text:p>
      <text:p text:style-name="P9"><text:span text:style-name="T5">This 761-foot hill from which Montreal got its name is the largest of the city's parks. Towering over central Montreal (and accessible from the Green Line's Peel métro station or the Orange Line's Mont-Royal métro station), Parc du Mont-Royal is frequented by joggers, picnickers, dog walkers and bicyclists throughout the year. During the warmer months, you can rent row boats to take on the park's </text:span><text:span text:style-name="Emphasis"><text:span text:style-name="T6">Lac des Castors</text:span></text:span><text:span text:style-name="T5">(Beaver Lake), while the Chalet du Mont-Royal offers breathtaking park and city views any time of year. Also, be sure to stop by the </text:span><text:span text:style-name="Emphasis"><text:span text:style-name="T6">Croix du Mont-Royal</text:span></text:span><text:span text:style-name="T5"> (Mont-Royal Cross), or the park's two cemeteries (one English and one French).</text:span></text:p>
      <text:p text:style-name="P6">Recent visitors highly recommended walking up the stairs to the top of the hill for an unbeatable view of the city but warn that it's a steep trek.</text:p>
      <text:p text:style-name="P9"><text:span text:style-name="T5">You can visit the Parc du Mont-Royal for free at any time of day. For a complete list of activities and events in the park, visit the </text:span><text:a xlink:type="simple" xlink:href="javascript:void(oel('http://www.lemontroyal.qc.ca/en/learn-about-mount-royal/homepage.sn'))" text:style-name="Internet_20_link" text:visited-style-name="Visited_20_Internet_20_Link"><text:span text:style-name="T9">website</text:span></text:a><text:span text:style-name="T5">.</text:span></text:p>
      <text:h text:style-name="P13" text:outline-level="1"><text:span text:style-name="T13">Jean-Talon Market </text:span></text:h>
      <text:p text:style-name="P8"><text:span text:style-name="T4">7075 Casgrain Ave | Montreal, Quebec H2S 3A3 | </text:span><text:a xlink:type="simple" xlink:href="http://www.marchespublics-mtl.com/en/marches/jean-talon-market/" office:target-frame-name="_blank" xlink:show="new" text:style-name="Internet_20_link" text:visited-style-name="Visited_20_Internet_20_Link"><text:span text:style-name="T8">Website </text:span></text:a></text:p>
      <text:p text:style-name="P8"><text:span text:style-name="T4">#5 in </text:span><text:a xlink:type="simple" xlink:href="http://travel.usnews.com/Montreal_Canada/Things_to_Do/" text:style-name="Internet_20_link" text:visited-style-name="Visited_20_Internet_20_Link"><text:span text:style-name="T8">Best Things To Do in Montreal</text:span></text:a></text:p>
      <text:p text:style-name="P6">In a world dominated by overly refrigerated, fluorescently lit supermarkets, the Jean-Talon Market is literally a breath of fresh air and one of the largest public markets in North America. Located a block or so off Boulevard Saint-Laurent (accessible from the Blue Line's De Castelnau métro station), this open-air market entices with the aromas of grilled sausages, Quebecois cheeses, mounds of fresh produce, home-grown spices and handmade chocolates. Even if you're not looking to buy, recent visitors recommend that you take a stroll through the market to meet and mingle with Montrealers.</text:p>
      <text:p text:style-name="P9"><text:span text:style-name="T5">The market is open daily, but hours vary by the day of the week; check the </text:span><text:a xlink:type="simple" xlink:href="javascript:void(oel('http://www.marchespublics-mtl.com/marches/jean-talon/'))" text:style-name="Internet_20_link" text:visited-style-name="Visited_20_Internet_20_Link"><text:span text:style-name="T9">website</text:span></text:a><text:span text:style-name="T5"> before you go for more information.</text:span></text:p>
      <text:h text:style-name="P13" text:outline-level="1"><text:span text:style-name="T13">Notre-Dame Basilica of Montreal (Basilique Notre-Dame de Montreal)</text:span></text:h>
      <text:p text:style-name="P8"><text:span text:style-name="T4">116 Notre-Dame W. | Montreal, Quebec H2Y 1T1 | </text:span><text:a xlink:type="simple" xlink:href="http://www.basiliquenddm.org/en/" office:target-frame-name="_blank" xlink:show="new" text:style-name="Internet_20_link" text:visited-style-name="Visited_20_Internet_20_Link"><text:span text:style-name="T8">Website </text:span></text:a></text:p>
      <text:p text:style-name="P8"><text:soft-page-break/><text:span text:style-name="T4">#7 in </text:span><text:a xlink:type="simple" xlink:href="http://travel.usnews.com/Montreal_Canada/Things_to_Do/" text:style-name="Internet_20_link" text:visited-style-name="Visited_20_Internet_20_Link"><text:span text:style-name="T8">Best Things To Do in Montreal</text:span></text:a></text:p>
      <text:p text:style-name="P7"><text:span text:style-name="T11">It is said that when architect James O'Donnell designed the Notre-Dame Basilica in 1824, he was so moved by the outcome that he himself converted to Catholicism. Constructed in a Gothic Revival style and adorned with intricate statues and tranquil chapels, this grand church can accommodate 4,000 worshippers. Recent visitors say that a trip here is worth it, and highly recommend taking the time to go on a tour.</text:span></text:p>
      <text:p text:style-name="P9"><text:span text:style-name="T7">The Notre-Dame Basilica towers high over the cobblestone streets of </text:span><text:a xlink:type="simple" xlink:href="http://travel.usnews.com/Montreal_Canada/Things_To_Do/Old_Montreal_Vieux_Montreal_39308/" text:style-name="Internet_20_link" text:visited-style-name="Visited_20_Internet_20_Link"><text:span text:style-name="T10">Vieux-Montréal</text:span></text:a><text:span text:style-name="T7"> (accessible from the Orange Line's Place d'Armes métro station) and is open to visitors Monday through Saturday, with varying hours that depend on the day of the week and the season. On Sundays, the church is open to the public from 12:30 to 4 p.m. Entry to the basilica costs CA$5 (around $3.80) for adults and CA$4 ($3) for children ages 7 to 17; kids ages 6 and younger can enter for free. Several guided tours are also available at additional costs. For more information, visit the Notre-Dame Basilica's </text:span><text:a xlink:type="simple" xlink:href="javascript:void(oel('http://www.basiliquenddm.org/en/'))" text:style-name="Internet_20_link" text:visited-style-name="Visited_20_Internet_20_Link"><text:span text:style-name="T10">website</text:span></text:a><text:span text:style-name="T7">.</text:span></text:p>
      <text:section text:style-name="Sect1" text:name="viator">
        <text:p text:style-name="P3"/>
      </text:section>
      <text:p text:style-name="Text_20_body"><text:line-break/><text:span text:style-name="T5">Museum of Archaeology and History (Pointe-à-Callière Museum)</text:span></text:p>
      <text:p text:style-name="P8"><text:span text:style-name="T4">350 Place Royale | Montreal, Quebec H2Y 3Y5 | </text:span><text:a xlink:type="simple" xlink:href="http://www.pacmusee.qc.ca/en/home" office:target-frame-name="_blank" xlink:show="new" text:style-name="Internet_20_link" text:visited-style-name="Visited_20_Internet_20_Link"><text:span text:style-name="T8">Website </text:span></text:a></text:p>
      <text:p text:style-name="P8"><text:span text:style-name="T4">#9 in </text:span><text:a xlink:type="simple" xlink:href="http://travel.usnews.com/Montreal_Canada/Things_to_Do/" text:style-name="Internet_20_link" text:visited-style-name="Visited_20_Internet_20_Link"><text:span text:style-name="T8">Best Things To Do in Montreal</text:span></text:a></text:p>
      <text:p text:style-name="P2">Many say that this is the best place to begin discovering Montreal. While the modern architecture may not be typical of a history museum, the real reason to come here is to hop in the elevator and head underground. Here, an archaeological dig revealed the foundations of the city's original settlement, established in the 17th century. You can follow the development of Montreal from its days as a fledgling colony and on up through the present day to an exhibit showing the city's multicultural lifestyle. During the summer, the museum hosts numerous period fairs and festivals.</text:p>
      <text:p text:style-name="P6">Recent visitors said the exhibits are great for everyone from children to archaeology buffs, so feel free to bring along the whole family.</text:p>
      <text:p text:style-name="P9"><text:span text:style-name="T5">Located in the heart of Vieux-Montréal, the Pointe-à-Callière Museum of Archaeology and History is open Tuesday through Friday from 10 a.m. to 5 p.m. and on Saturday and Sunday from 11 a.m. to 5 p.m. Admission is CA$20 (around $15) for adults and CA$8 (a little more than $6) for children ages 5 to 12; kids 4 and younger can enter for free, and discounts are available for seniors and students. For more information, visit the museum's </text:span><text:a xlink:type="simple" xlink:href="javascript:void(oel('http://www.pacmusee.qc.ca/en/home'))" text:style-name="Internet_20_link" text:visited-style-name="Visited_20_Internet_20_Link"><text:span text:style-name="T9">website</text:span></text:a><text:span text:style-name="T5">.</text:span></text:p>
      <text:h text:style-name="P11" text:outline-level="1"><text:soft-page-break/><text:span text:style-name="T13">La Ronde</text:span></text:h>
      <text:p text:style-name="P8"><text:span text:style-name="T4">22, chemin Macdonald | Montreal, Quebec H3C 6A3 | </text:span><text:a xlink:type="simple" xlink:href="https://www.sixflags.com/larondeen" office:target-frame-name="_blank" xlink:show="new" text:style-name="Internet_20_link" text:visited-style-name="Visited_20_Internet_20_Link"><text:span text:style-name="T8">Website </text:span></text:a></text:p>
      <text:p text:style-name="P8"><text:span text:style-name="T4">#10 in </text:span><text:a xlink:type="simple" xlink:href="http://travel.usnews.com/Montreal_Canada/Things_to_Do/" text:style-name="Internet_20_link" text:visited-style-name="Visited_20_Internet_20_Link"><text:span text:style-name="T8">Best Things To Do in Montreal</text:span></text:a></text:p>
      <text:p text:style-name="Text_20_body"><text:span text:style-name="T5">This beloved amusement park on Ile Sainte-Hélène – originally constructed for the 1967 International and Universal Exposition (Expo 67) and now a Six Flags facility – is the largest in Eastern Canada and a great way to spend a day if you are traveling as a family. From stomach-churning roller coasters to the toddler-friendly Le Galopant carousel, La Ronde has something for visitors of all ages. It's also worth a return visit, as new attractions are constantly being built. Plus the park plays host to numerous special events, one of the most popular being </text:span><text:span text:style-name="Emphasis"><text:span text:style-name="T6">l'International des Feux d'Artifice</text:span></text:span><text:span text:style-name="T5"> (International Fireworks), a bi-weekly event held throughout July during which representatives from different countries compete in a fireworks competition.</text:span></text:p>
      <text:p text:style-name="P6">Recent visitors recommended arriving early during the summer to avoid having to park far from the entrance and waiting in long lines.</text:p>
      <text:p text:style-name="P9"><text:span text:style-name="T5">Accessible from the Yellow Line's Jean-Drapeau métro station, the park is open daily during the summer; a detailed schedule is available on La Ronde's </text:span><text:a xlink:type="simple" xlink:href="javascript:void(oel('http://www.laronde.com/larondeen/'))" text:style-name="Internet_20_link" text:visited-style-name="Visited_20_Internet_20_Link"><text:span text:style-name="T9">website</text:span></text:a><text:span text:style-name="T5">. Admission is pretty pricey: Adults will have to pay CA$64 (around $49) while children and seniors will be charged CA$47 ($36), and entry to special events requires a separate fee.</text:span></text:p>
      <text:p text:style-name="Text_20_body"><text:span text:style-name="T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ircularAirPro" svg:font-family="CircularAirPro, Circular"/>
    <style:font-face style:name="Roboto" svg:font-family="Roboto, 'Helvetica Neue', Helvetica, Arial,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3T18:30:15.87</meta:creation-date>
    <dc:date>2017-05-13T19:28:58.72</dc:date>
    <meta:editing-duration>PT58M40S</meta:editing-duration>
    <meta:editing-cycles>10</meta:editing-cycles>
    <meta:generator>OpenOffice/4.1.3$Win32 OpenOffice.org_project/413m1$Build-9783</meta:generator>
    <meta:document-statistic meta:table-count="0" meta:image-count="0" meta:object-count="0" meta:page-count="5" meta:paragraph-count="45" meta:word-count="1820" meta:character-count="10900"/>
  </office:meta>
</office:document-meta>
</file>